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39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0.5701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6161in"/>
    </style:style>
    <style:style style:name="co12" style:family="table-column">
      <style:table-column-properties fo:break-before="auto" style:column-width="1.1728in"/>
    </style:style>
    <style:style style:name="co13" style:family="table-column">
      <style:table-column-properties fo:break-before="auto" style:column-width="0.6992in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36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font-weight-asian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117"/>
    <style:style style:name="ce8" style:family="table-cell" style:parent-style-name="Default" style:data-style-name="N117">
      <style:table-cell-properties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2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9" table:default-cell-style-name="ce10"/>
        <table:table-column table:style-name="co12" table:default-cell-style-name="ce10"/>
        <table:table-column table:style-name="co13" table:default-cell-style-name="ce10"/>
        <table:table-column table:style-name="co7" table:default-cell-style-name="Default"/>
        <table:table-column table:style-name="co7" table:default-cell-style-name="ce10"/>
        <table:table-column table:style-name="co7" table:default-cell-style-name="Default"/>
        <table:table-column table:style-name="co7" table:number-columns-repeated="3" table:default-cell-style-name="ce10"/>
        <table:table-column table:style-name="co7" table:number-columns-repeated="1004" table:default-cell-style-name="Default"/>
        <table:table-row table:style-name="ro2">
          <table:table-cell office:value-type="string">
            <text:p>Cyclopath January 2013 Metropolitan Area Only</text:p>
          </table:table-cell>
          <table:table-cell table:number-columns-repeated="1022"/>
        </table:table-row>
        <table:table-row table:style-name="ro2">
          <table:table-cell office:value-type="string">
            <text:p>--bbox 400458 4908666 544525 5058686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table:style-name="ce2" office:value-type="string">
            <text:p>Ratio</text:p>
          </table:table-cell>
          <table:table-cell table:style-name="ce4" office:value-type="string">
            <text:p>Zoom</text:p>
          </table:table-cell>
          <table:table-cell table:style-name="ce4" office:value-type="string">
            <text:p># Tiles</text:p>
          </table:table-cell>
          <table:table-cell table:style-name="ce5" office:value-type="string">
            <text:p>MetaTile 3x3 (Mins)</text:p>
          </table:table-cell>
          <table:table-cell table:style-name="ce8" office:value-type="string">
            <text:p>Time Per Tile</text:p>
          </table:table-cell>
          <table:table-cell table:style-name="ce8" office:value-type="string">
            <text:p>Guess (mins)</text:p>
          </table:table-cell>
          <table:table-cell table:style-name="ce4" office:value-type="string">
            <text:p>Guess again</text:p>
          </table:table-cell>
          <table:table-cell table:style-name="ce11" office:value-type="string">
            <text:p>and again (hrs)</text:p>
          </table:table-cell>
          <table:table-cell table:style-name="ce11" office:value-type="string">
            <text:p>days</text:p>
          </table:table-cell>
          <table:table-cell table:style-name="ce11" office:value-type="string">
            <text:p>months</text:p>
          </table:table-cell>
          <table:table-cell table:style-name="ce11" office:value-type="string">
            <text:p>years</text:p>
          </table:table-cell>
          <table:table-cell table:style-name="ce11" office:value-type="string">
            <text:p>70Kb/256 png (Mbs)</text:p>
          </table:table-cell>
          <table:table-cell table:style-name="ce11" office:value-type="string">
            <text:p>~ pngs (Gbs)</text:p>
          </table:table-cell>
          <table:table-cell table:style-name="ce5" office:value-type="string">
            <text:p>MetaTile 20x20 (Mins)</text:p>
          </table:table-cell>
          <table:table-cell table:style-name="ce11" office:value-type="string">
            <text:p>Factor from prev</text:p>
          </table:table-cell>
          <table:table-cell table:style-name="ce4" office:value-type="string">
            <text:p># Tiles using Extents</text:p>
          </table:table-cell>
          <table:table-cell table:style-name="ce11" office:value-type="string">
            <text:p>Times more tiles</text:p>
          </table:table-cell>
          <table:table-cell table:style-name="ce11" office:value-type="string">
            <text:p>Extents / 20x20 (Mins)</text:p>
          </table:table-cell>
          <table:table-cell table:style-name="ce11" office:value-type="string">
            <text:p>Times more time</text:p>
          </table:table-cell>
          <table:table-cell table:style-name="ce4" table:number-columns-repeated="1004"/>
        </table:table-row>
        <table:table-row table:style-name="ro2">
          <table:table-cell office:value-type="string">
            <text:p>1:12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7.43">
            <text:p>7.43</text:p>
          </table:table-cell>
          <table:table-cell table:formula="of:=SUM([.D5]/[.C5])" office:value-type="float" office:value="0.247666666666667">
            <text:p>0.248</text:p>
          </table:table-cell>
          <table:table-cell table:formula="of:=SUM([.C5]*[.E6])" office:value-type="float" office:value="7.431">
            <text:p>7.431</text:p>
          </table:table-cell>
          <table:table-cell office:value-type="float" office:value="30">
            <text:p>30</text:p>
          </table:table-cell>
          <table:table-cell table:formula="of:=SUM([.D5]/60)" office:value-type="float" office:value="0.123833333333333">
            <text:p>0.12</text:p>
          </table:table-cell>
          <table:table-cell table:formula="of:=SUM([.H5]/24)" office:value-type="float" office:value="0.00515972222222222">
            <text:p>0.01</text:p>
          </table:table-cell>
          <table:table-cell table:formula="of:=SUM([.I5]/30.5)" office:value-type="float" office:value="0.000169171220400729">
            <text:p>0.00</text:p>
          </table:table-cell>
          <table:table-cell table:formula="of:=SUM([.I5]/365)" office:value-type="float" office:value="0.0000141362252663623">
            <text:p>0.00</text:p>
          </table:table-cell>
          <table:table-cell table:formula="of:=(70000*[.C5]/1024/1024)" office:value-type="float" office:value="2.00271606445312">
            <text:p>2.00</text:p>
          </table:table-cell>
          <table:table-cell table:formula="of:=SUM([.L5]/1024)" office:value-type="float" office:value="0.00195577740669251">
            <text:p>0.00</text:p>
          </table:table-cell>
          <table:table-cell office:value-type="float" office:value="2.39">
            <text:p>2.39</text:p>
          </table:table-cell>
          <table:table-cell/>
          <table:table-cell office:value-type="float" office:value="81">
            <text:p>81</text:p>
          </table:table-cell>
          <table:table-cell table:formula="of:=SUM([.P5]/[.C5])" office:value-type="float" office:value="2.7">
            <text:p>2.70</text:p>
          </table:table-cell>
          <table:table-cell office:value-type="float" office:value="2.86">
            <text:p>2.86</text:p>
          </table:table-cell>
          <table:table-cell table:formula="of:=SUM([.R5]/[.N5])" office:value-type="float" office:value="1.19665271966527">
            <text:p>1.20</text:p>
          </table:table-cell>
          <table:table-cell table:number-columns-repeated="1004"/>
        </table:table-row>
        <table:table-row table:style-name="ro2">
          <table:table-cell office:value-type="string">
            <text:p>1:6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4.77">
            <text:p>24.77</text:p>
          </table:table-cell>
          <table:table-cell table:formula="of:=SUM([.D6]/[.C6])" office:value-type="float" office:value="0.2477">
            <text:p>0.248</text:p>
          </table:table-cell>
          <table:table-cell table:formula="of:=SUM([.C6]*[.E5])" office:value-type="float" office:value="24.7666666666667">
            <text:p>24.767</text:p>
          </table:table-cell>
          <table:table-cell office:value-type="float" office:value="100">
            <text:p>100</text:p>
          </table:table-cell>
          <table:table-cell table:formula="of:=SUM([.D6]/60)" office:value-type="float" office:value="0.412833333333333">
            <text:p>0.41</text:p>
          </table:table-cell>
          <table:table-cell table:formula="of:=SUM([.H6]/24)" office:value-type="float" office:value="0.0172013888888889">
            <text:p>0.02</text:p>
          </table:table-cell>
          <table:table-cell table:formula="of:=SUM([.I6]/30.5)" office:value-type="float" office:value="0.000563979963570128">
            <text:p>0.00</text:p>
          </table:table-cell>
          <table:table-cell table:formula="of:=SUM([.I6]/365)" office:value-type="float" office:value="0.0000471270928462709">
            <text:p>0.00</text:p>
          </table:table-cell>
          <table:table-cell table:formula="of:=(70000*[.C6]/1024/1024)" office:value-type="float" office:value="6.67572021484375">
            <text:p>6.68</text:p>
          </table:table-cell>
          <table:table-cell table:formula="of:=SUM([.L6]/1024)" office:value-type="float" office:value="0.00651925802230835">
            <text:p>0.01</text:p>
          </table:table-cell>
          <table:table-cell office:value-type="float" office:value="2.43">
            <text:p>2.43</text:p>
          </table:table-cell>
          <table:table-cell table:formula="of:=SUM([.N6]/[.N5])" office:value-type="float" office:value="1.01673640167364">
            <text:p>1.02</text:p>
          </table:table-cell>
          <table:table-cell office:value-type="float" office:value="289">
            <text:p>289</text:p>
          </table:table-cell>
          <table:table-cell table:formula="of:=SUM([.P6]/[.C6])" office:value-type="float" office:value="2.89">
            <text:p>2.89</text:p>
          </table:table-cell>
          <table:table-cell office:value-type="float" office:value="2.96">
            <text:p>2.96</text:p>
          </table:table-cell>
          <table:table-cell table:formula="of:=SUM([.R6]/[.N6])" office:value-type="float" office:value="1.21810699588477">
            <text:p>1.22</text:p>
          </table:table-cell>
          <table:table-cell table:number-columns-repeated="1004"/>
        </table:table-row>
        <table:table-row table:style-name="ro2">
          <table:table-cell office:value-type="string">
            <text:p>1:32</text:p>
          </table:table-cell>
          <table:table-cell office:value-type="float" office:value="11">
            <text:p>11</text:p>
          </table:table-cell>
          <table:table-cell office:value-type="float" office:value="361">
            <text:p>361</text:p>
          </table:table-cell>
          <table:table-cell office:value-type="float" office:value="35.45">
            <text:p>35.45</text:p>
          </table:table-cell>
          <table:table-cell table:formula="of:=SUM([.D7]/[.C7])" office:value-type="float" office:value="0.0981994459833795">
            <text:p>0.098</text:p>
          </table:table-cell>
          <table:table-cell table:formula="of:=SUM([.C7]*[.E6])" office:value-type="float" office:value="89.4197">
            <text:p>89.420</text:p>
          </table:table-cell>
          <table:table-cell office:value-type="float" office:value="361">
            <text:p>361</text:p>
          </table:table-cell>
          <table:table-cell table:formula="of:=SUM([.D7]/60)" office:value-type="float" office:value="0.590833333333333">
            <text:p>0.59</text:p>
          </table:table-cell>
          <table:table-cell table:formula="of:=SUM([.H7]/24)" office:value-type="float" office:value="0.0246180555555556">
            <text:p>0.02</text:p>
          </table:table-cell>
          <table:table-cell table:formula="of:=SUM([.I7]/30.5)" office:value-type="float" office:value="0.000807149362477231">
            <text:p>0.00</text:p>
          </table:table-cell>
          <table:table-cell table:formula="of:=SUM([.I7]/365)" office:value-type="float" office:value="0.0000674467275494673">
            <text:p>0.00</text:p>
          </table:table-cell>
          <table:table-cell table:formula="of:=(70000*[.C7]/1024/1024)" office:value-type="float" office:value="24.0993499755859">
            <text:p>24.10</text:p>
          </table:table-cell>
          <table:table-cell table:formula="of:=SUM([.L7]/1024)" office:value-type="float" office:value="0.0235345214605331">
            <text:p>0.02</text:p>
          </table:table-cell>
          <table:table-cell office:value-type="float" office:value="2.68">
            <text:p>2.68</text:p>
          </table:table-cell>
          <table:table-cell table:formula="of:=SUM([.N7]/[.N6])" office:value-type="float" office:value="1.10288065843621">
            <text:p>1.10</text:p>
          </table:table-cell>
          <table:table-cell office:value-type="float" office:value="1089">
            <text:p>1089</text:p>
          </table:table-cell>
          <table:table-cell table:formula="of:=SUM([.P7]/[.C7])" office:value-type="float" office:value="3.01662049861496">
            <text:p>3.02</text:p>
          </table:table-cell>
          <table:table-cell office:value-type="float" office:value="6.55">
            <text:p>6.55</text:p>
          </table:table-cell>
          <table:table-cell table:formula="of:=SUM([.R7]/[.N7])" office:value-type="float" office:value="2.44402985074627">
            <text:p>2.44</text:p>
          </table:table-cell>
          <table:table-cell table:number-columns-repeated="1004"/>
        </table:table-row>
        <table:table-row table:style-name="ro2">
          <table:table-cell office:value-type="string">
            <text:p>1:16</text:p>
          </table:table-cell>
          <table:table-cell office:value-type="float" office:value="12">
            <text:p>12</text:p>
          </table:table-cell>
          <table:table-cell office:value-type="float" office:value="1368">
            <text:p>1368</text:p>
          </table:table-cell>
          <table:table-cell office:value-type="float" office:value="114.29">
            <text:p>114.29</text:p>
          </table:table-cell>
          <table:table-cell table:formula="of:=SUM([.D8]/[.C8])" office:value-type="float" office:value="0.0835453216374269">
            <text:p>0.084</text:p>
          </table:table-cell>
          <table:table-cell table:formula="of:=SUM([.C8]*[.E7])" office:value-type="float" office:value="134.336842105263">
            <text:p>134.337</text:p>
          </table:table-cell>
          <table:table-cell office:value-type="float" office:value="1368">
            <text:p>1368</text:p>
          </table:table-cell>
          <table:table-cell table:formula="of:=SUM([.G8]*[.$E$7]/60)" office:value-type="float" office:value="2.23894736842105">
            <text:p>2.24</text:p>
          </table:table-cell>
          <table:table-cell table:formula="of:=SUM([.H8]/24)" office:value-type="float" office:value="0.0932894736842105">
            <text:p>0.09</text:p>
          </table:table-cell>
          <table:table-cell table:formula="of:=SUM([.I8]/30.5)" office:value-type="float" office:value="0.00305867126833477">
            <text:p>0.00</text:p>
          </table:table-cell>
          <table:table-cell table:formula="of:=SUM([.I8]/365)" office:value-type="float" office:value="0.000255587599134823">
            <text:p>0.00</text:p>
          </table:table-cell>
          <table:table-cell table:formula="of:=(70000*[.C8]/1024/1024)" office:value-type="float" office:value="91.3238525390625">
            <text:p>91.32</text:p>
          </table:table-cell>
          <table:table-cell table:formula="of:=SUM([.L8]/1024)" office:value-type="float" office:value="0.0891834497451782">
            <text:p>0.09</text:p>
          </table:table-cell>
          <table:table-cell office:value-type="float" office:value="7.15">
            <text:p>7.15</text:p>
          </table:table-cell>
          <table:table-cell table:formula="of:=SUM([.N8]/[.N7])" office:value-type="float" office:value="2.66791044776119">
            <text:p>2.67</text:p>
          </table:table-cell>
          <table:table-cell office:value-type="float" office:value="4224">
            <text:p>4224</text:p>
          </table:table-cell>
          <table:table-cell table:formula="of:=SUM([.P8]/[.C8])" office:value-type="float" office:value="3.08771929824561">
            <text:p>3.09</text:p>
          </table:table-cell>
          <table:table-cell office:value-type="float" office:value="19.38">
            <text:p>19.38</text:p>
          </table:table-cell>
          <table:table-cell table:formula="of:=SUM([.R8]/[.N8])" office:value-type="float" office:value="2.71048951048951">
            <text:p>2.71</text:p>
          </table:table-cell>
          <table:table-cell table:number-columns-repeated="1004"/>
        </table:table-row>
        <table:table-row table:style-name="ro2">
          <table:table-cell office:value-type="string">
            <text:p>1:8</text:p>
          </table:table-cell>
          <table:table-cell office:value-type="float" office:value="13">
            <text:p>13</text:p>
          </table:table-cell>
          <table:table-cell office:value-type="float" office:value="5325">
            <text:p>5325</text:p>
          </table:table-cell>
          <table:table-cell/>
          <table:table-cell table:formula="of:=SUM([.D9]/[.C9])" office:value-type="float" office:value="0">
            <text:p>0.000</text:p>
          </table:table-cell>
          <table:table-cell table:formula="of:=SUM([.C9]*[.E8])" office:value-type="float" office:value="444.878837719298">
            <text:p>444.879</text:p>
          </table:table-cell>
          <table:table-cell table:formula="of:=SUM([.G8]*4)" office:value-type="float" office:value="5472">
            <text:p>5472</text:p>
          </table:table-cell>
          <table:table-cell table:formula="of:=SUM([.G9]*[.$E$7]/60)" office:value-type="float" office:value="8.95578947368421">
            <text:p>8.96</text:p>
          </table:table-cell>
          <table:table-cell table:formula="of:=SUM([.H9]/24)" office:value-type="float" office:value="0.373157894736842">
            <text:p>0.37</text:p>
          </table:table-cell>
          <table:table-cell table:formula="of:=SUM([.I9]/30.5)" office:value-type="float" office:value="0.0122346850733391">
            <text:p>0.01</text:p>
          </table:table-cell>
          <table:table-cell table:formula="of:=SUM([.I9]/365)" office:value-type="float" office:value="0.00102235039653929">
            <text:p>0.00</text:p>
          </table:table-cell>
          <table:table-cell table:formula="of:=(70000*[.C9]/1024/1024)" office:value-type="float" office:value="355.48210144043">
            <text:p>355.48</text:p>
          </table:table-cell>
          <table:table-cell table:formula="of:=SUM([.L9]/1024)" office:value-type="float" office:value="0.34715048968792">
            <text:p>0.35</text:p>
          </table:table-cell>
          <table:table-cell office:value-type="float" office:value="20.24">
            <text:p>20.24</text:p>
          </table:table-cell>
          <table:table-cell table:formula="of:=SUM([.N9]/[.N8])" office:value-type="float" office:value="2.83076923076923">
            <text:p>2.83</text:p>
          </table:table-cell>
          <table:table-cell office:value-type="float" office:value="16506">
            <text:p>16506</text:p>
          </table:table-cell>
          <table:table-cell table:formula="of:=SUM([.P9]/[.C9])" office:value-type="float" office:value="3.09971830985915">
            <text:p>3.10</text:p>
          </table:table-cell>
          <table:table-cell office:value-type="float" office:value="46.12">
            <text:p>46.12</text:p>
          </table:table-cell>
          <table:table-cell table:formula="of:=SUM([.R9]/[.N9])" office:value-type="float" office:value="2.27865612648221">
            <text:p>2.28</text:p>
          </table:table-cell>
          <table:table-cell table:number-columns-repeated="1004"/>
        </table:table-row>
        <table:table-row table:style-name="ro2">
          <table:table-cell office:value-type="string">
            <text:p>1:4</text:p>
          </table:table-cell>
          <table:table-cell office:value-type="float" office:value="14">
            <text:p>14</text:p>
          </table:table-cell>
          <table:table-cell office:value-type="float" office:value="20868">
            <text:p>20868</text:p>
          </table:table-cell>
          <table:table-cell/>
          <table:table-cell table:formula="of:=SUM([.D10]/[.C10])" office:value-type="float" office:value="0">
            <text:p>0.000</text:p>
          </table:table-cell>
          <table:table-cell table:formula="of:=SUM([.C10]*[.E9])" office:value-type="float" office:value="0">
            <text:p>0.000</text:p>
          </table:table-cell>
          <table:table-cell table:formula="of:=SUM([.G9]*4)" office:value-type="float" office:value="21888">
            <text:p>21888</text:p>
          </table:table-cell>
          <table:table-cell table:formula="of:=SUM([.G10]*[.$E$7]/60)" office:value-type="float" office:value="35.8231578947368">
            <text:p>35.82</text:p>
          </table:table-cell>
          <table:table-cell table:formula="of:=SUM([.H10]/24)" office:value-type="float" office:value="1.49263157894737">
            <text:p>1.49</text:p>
          </table:table-cell>
          <table:table-cell table:formula="of:=SUM([.I10]/30.5)" office:value-type="float" office:value="0.0489387402933563">
            <text:p>0.05</text:p>
          </table:table-cell>
          <table:table-cell table:formula="of:=SUM([.I10]/365)" office:value-type="float" office:value="0.00408940158615717">
            <text:p>0.00</text:p>
          </table:table-cell>
          <table:table-cell table:formula="of:=(70000*[.C10]/1024/1024)" office:value-type="float" office:value="1393.08929443359">
            <text:p>1393.09</text:p>
          </table:table-cell>
          <table:table-cell table:formula="of:=SUM([.L10]/1024)" office:value-type="float" office:value="1.36043876409531">
            <text:p>1.36</text:p>
          </table:table-cell>
          <table:table-cell office:value-type="float" office:value="51.53">
            <text:p>51.53</text:p>
          </table:table-cell>
          <table:table-cell table:formula="of:=SUM([.N10]/[.N9])" office:value-type="float" office:value="2.54594861660079">
            <text:p>2.55</text:p>
          </table:table-cell>
          <table:table-cell office:value-type="float" office:value="66024">
            <text:p>66024</text:p>
          </table:table-cell>
          <table:table-cell table:formula="of:=SUM([.P10]/[.C10])" office:value-type="float" office:value="3.16388729154687">
            <text:p>3.16</text:p>
          </table:table-cell>
          <table:table-cell office:value-type="float" office:value="168.37">
            <text:p>168.37</text:p>
          </table:table-cell>
          <table:table-cell table:formula="of:=SUM([.R10]/[.N10])" office:value-type="float" office:value="3.26741703861828">
            <text:p>3.27</text:p>
          </table:table-cell>
          <table:table-cell table:number-columns-repeated="1004"/>
        </table:table-row>
        <table:table-row table:style-name="ro2">
          <table:table-cell office:value-type="string">
            <text:p>1:2</text:p>
          </table:table-cell>
          <table:table-cell office:value-type="float" office:value="15">
            <text:p>15</text:p>
          </table:table-cell>
          <table:table-cell office:value-type="float" office:value="82908">
            <text:p>82908</text:p>
          </table:table-cell>
          <table:table-cell/>
          <table:table-cell table:formula="of:=SUM([.D11]/[.C11])" office:value-type="float" office:value="0">
            <text:p>0.000</text:p>
          </table:table-cell>
          <table:table-cell table:formula="of:=SUM([.C11]*[.E10])" office:value-type="float" office:value="0">
            <text:p>0.000</text:p>
          </table:table-cell>
          <table:table-cell table:formula="of:=SUM([.G10]*4)" office:value-type="float" office:value="87552">
            <text:p>87552</text:p>
          </table:table-cell>
          <table:table-cell table:formula="of:=SUM([.G11]*[.$E$7]/60)" office:value-type="float" office:value="143.292631578947">
            <text:p>143.29</text:p>
          </table:table-cell>
          <table:table-cell table:formula="of:=SUM([.H11]/24)" office:value-type="float" office:value="5.97052631578947">
            <text:p>5.97</text:p>
          </table:table-cell>
          <table:table-cell table:formula="of:=SUM([.I11]/30.5)" office:value-type="float" office:value="0.195754961173425">
            <text:p>0.20</text:p>
          </table:table-cell>
          <table:table-cell table:formula="of:=SUM([.I11]/365)" office:value-type="float" office:value="0.0163576063446287">
            <text:p>0.02</text:p>
          </table:table-cell>
          <table:table-cell table:formula="of:=(70000*[.C11]/1024/1024)" office:value-type="float" office:value="5534.70611572266">
            <text:p>5534.71</text:p>
          </table:table-cell>
          <table:table-cell table:formula="of:=SUM([.L11]/1024)" office:value-type="float" office:value="5.40498644113541">
            <text:p>5.40</text:p>
          </table:table-cell>
          <table:table-cell office:value-type="float" office:value="151.47">
            <text:p>151.47</text:p>
          </table:table-cell>
          <table:table-cell table:formula="of:=SUM([.N11]/[.N10])" office:value-type="float" office:value="2.93945274597322">
            <text:p>2.94</text:p>
          </table:table-cell>
          <table:table-cell office:value-type="float" office:value="262546">
            <text:p>262546</text:p>
          </table:table-cell>
          <table:table-cell table:formula="of:=SUM([.P11]/[.C11])" office:value-type="float" office:value="3.16671491291552">
            <text:p>3.17</text:p>
          </table:table-cell>
          <table:table-cell office:value-type="float" office:value="489.27">
            <text:p>489.27</text:p>
          </table:table-cell>
          <table:table-cell table:formula="of:=SUM([.R11]/[.N11])" office:value-type="float" office:value="3.23014458308576">
            <text:p>3.23</text:p>
          </table:table-cell>
          <table:table-cell table:number-columns-repeated="1004"/>
        </table:table-row>
        <table:table-row table:style-name="ro2">
          <table:table-cell office:value-type="string">
            <text:p>1:1</text:p>
          </table:table-cell>
          <table:table-cell office:value-type="float" office:value="16">
            <text:p>16</text:p>
          </table:table-cell>
          <table:table-cell office:value-type="float" office:value="331068">
            <text:p>331068</text:p>
          </table:table-cell>
          <table:table-cell/>
          <table:table-cell table:formula="of:=SUM([.D12]/[.C12])" office:value-type="float" office:value="0">
            <text:p>0.000</text:p>
          </table:table-cell>
          <table:table-cell table:formula="of:=SUM([.C12]*[.E11])" office:value-type="float" office:value="0">
            <text:p>0.000</text:p>
          </table:table-cell>
          <table:table-cell table:formula="of:=SUM([.G11]*4)" office:value-type="float" office:value="350208">
            <text:p>350208</text:p>
          </table:table-cell>
          <table:table-cell table:formula="of:=SUM([.G12]*[.$E$7]/60)" office:value-type="float" office:value="573.17052631579">
            <text:p>573.17</text:p>
          </table:table-cell>
          <table:table-cell table:style-name="ce12" table:formula="of:=SUM([.H12]/24)" office:value-type="float" office:value="23.8821052631579">
            <text:p>23.88</text:p>
          </table:table-cell>
          <table:table-cell table:formula="of:=SUM([.I12]/30.5)" office:value-type="float" office:value="0.783019844693702">
            <text:p>0.78</text:p>
          </table:table-cell>
          <table:table-cell table:formula="of:=SUM([.I12]/365)" office:value-type="float" office:value="0.0654304253785148">
            <text:p>0.07</text:p>
          </table:table-cell>
          <table:table-cell table:formula="of:=(70000*[.C12]/1024/1024)" office:value-type="float" office:value="22101.1734008789">
            <text:p>22101.17</text:p>
          </table:table-cell>
          <table:table-cell table:formula="of:=SUM([.L12]/1024)" office:value-type="float" office:value="21.5831771492958">
            <text:p>21.58</text:p>
          </table:table-cell>
          <table:table-cell table:formula="of:=SUM([.N11]*3)" office:value-type="float" office:value="454.41">
            <text:p>454.41</text:p>
          </table:table-cell>
          <table:table-cell office:value-type="string">
            <text:p>Days</text:p>
          </table:table-cell>
          <table:table-cell/>
          <table:table-cell table:formula="of:=SUM([.P12]/[.C12])" office:value-type="float" office:value="0">
            <text:p>0.00</text:p>
          </table:table-cell>
          <table:table-cell/>
          <table:table-cell table:formula="of:=SUM([.R12]/[.N12])" office:value-type="float" office:value="0">
            <text:p>0.00</text:p>
          </table:table-cell>
          <table:table-cell table:number-columns-repeated="1004"/>
        </table:table-row>
        <table:table-row table:style-name="ro2">
          <table:table-cell office:value-type="string">
            <text:p>2:1</text:p>
          </table:table-cell>
          <table:table-cell office:value-type="float" office:value="17">
            <text:p>17</text:p>
          </table:table-cell>
          <table:table-cell office:value-type="float" office:value="1321971">
            <text:p>1321971</text:p>
          </table:table-cell>
          <table:table-cell/>
          <table:table-cell table:formula="of:=SUM([.D13]/[.C13])" office:value-type="float" office:value="0">
            <text:p>0.000</text:p>
          </table:table-cell>
          <table:table-cell table:formula="of:=SUM([.C13]*[.E12])" office:value-type="float" office:value="0">
            <text:p>0.000</text:p>
          </table:table-cell>
          <table:table-cell table:formula="of:=SUM([.G12]*4)" office:value-type="float" office:value="1400832">
            <text:p>1400832</text:p>
          </table:table-cell>
          <table:table-cell table:formula="of:=SUM([.G13]*[.$E$7]/60)" office:value-type="float" office:value="2292.68210526316">
            <text:p>2292.68</text:p>
          </table:table-cell>
          <table:table-cell table:style-name="ce12" table:formula="of:=SUM([.H13]/24)" office:value-type="float" office:value="95.5284210526316">
            <text:p>95.53</text:p>
          </table:table-cell>
          <table:table-cell table:formula="of:=SUM([.I13]/30.5)" office:value-type="float" office:value="3.13207937877481">
            <text:p>3.13</text:p>
          </table:table-cell>
          <table:table-cell table:formula="of:=SUM([.I13]/365)" office:value-type="float" office:value="0.261721701514059">
            <text:p>0.26</text:p>
          </table:table-cell>
          <table:table-cell table:formula="of:=(70000*[.C13]/1024/1024)" office:value-type="float" office:value="88251.0852813721">
            <text:p>88251.09</text:p>
          </table:table-cell>
          <table:table-cell table:formula="of:=SUM([.L13]/1024)" office:value-type="float" office:value="86.1827004700899">
            <text:p>86.18</text:p>
          </table:table-cell>
          <table:table-cell table:formula="of:=SUM([.N12]*3)" office:value-type="float" office:value="1363.23">
            <text:p>1363.23</text:p>
          </table:table-cell>
          <table:table-cell table:formula="of:=SUM([.N13]/60/24)" office:value-type="float" office:value="0.9466875">
            <text:p>0.95</text:p>
          </table:table-cell>
          <table:table-cell/>
          <table:table-cell table:formula="of:=SUM([.P13]/[.C13])" office:value-type="float" office:value="0">
            <text:p>0.00</text:p>
          </table:table-cell>
          <table:table-cell/>
          <table:table-cell table:formula="of:=SUM([.R13]/[.N13])" office:value-type="float" office:value="0">
            <text:p>0.00</text:p>
          </table:table-cell>
          <table:table-cell table:number-columns-repeated="1004"/>
        </table:table-row>
        <table:table-row table:style-name="ro2">
          <table:table-cell office:value-type="string">
            <text:p>4:1</text:p>
          </table:table-cell>
          <table:table-cell office:value-type="float" office:value="18">
            <text:p>18</text:p>
          </table:table-cell>
          <table:table-cell office:value-type="float" office:value="5280940">
            <text:p>5280940</text:p>
          </table:table-cell>
          <table:table-cell/>
          <table:table-cell table:formula="of:=SUM([.D14]/[.C14])" office:value-type="float" office:value="0">
            <text:p>0.000</text:p>
          </table:table-cell>
          <table:table-cell table:formula="of:=SUM([.C14]*[.E13])" office:value-type="float" office:value="0">
            <text:p>0.000</text:p>
          </table:table-cell>
          <table:table-cell table:formula="of:=SUM([.G13]*4)" office:value-type="float" office:value="5603328">
            <text:p>5603328</text:p>
          </table:table-cell>
          <table:table-cell table:formula="of:=SUM([.G14]*[.$E$7]/60)" office:value-type="float" office:value="9170.72842105263">
            <text:p>9170.73</text:p>
          </table:table-cell>
          <table:table-cell table:style-name="ce12" table:formula="of:=SUM([.H14]/24)" office:value-type="float" office:value="382.113684210526">
            <text:p>382.11</text:p>
          </table:table-cell>
          <table:table-cell table:formula="of:=SUM([.I14]/30.5)" office:value-type="float" office:value="12.5283175150992">
            <text:p>12.53</text:p>
          </table:table-cell>
          <table:table-cell table:formula="of:=SUM([.I14]/365)" office:value-type="float" office:value="1.04688680605624">
            <text:p>1.05</text:p>
          </table:table-cell>
          <table:table-cell table:formula="of:=(70000*[.C14]/1024/1024)" office:value-type="float" office:value="352540.77911377">
            <text:p>352540.78</text:p>
          </table:table-cell>
          <table:table-cell table:formula="of:=SUM([.L14]/1024)" office:value-type="float" office:value="344.278104603291">
            <text:p>344.28</text:p>
          </table:table-cell>
          <table:table-cell table:formula="of:=SUM([.N13]*3)" office:value-type="float" office:value="4089.69">
            <text:p>4089.69</text:p>
          </table:table-cell>
          <table:table-cell table:formula="of:=SUM([.N14]/60/24)" office:value-type="float" office:value="2.8400625">
            <text:p>2.84</text:p>
          </table:table-cell>
          <table:table-cell/>
          <table:table-cell table:formula="of:=SUM([.P14]/[.C14])" office:value-type="float" office:value="0">
            <text:p>0.00</text:p>
          </table:table-cell>
          <table:table-cell/>
          <table:table-cell table:formula="of:=SUM([.R14]/[.N14])" office:value-type="float" office:value="0">
            <text:p>0.00</text:p>
          </table:table-cell>
          <table:table-cell table:number-columns-repeated="1004"/>
        </table:table-row>
        <table:table-row table:style-name="ro2">
          <table:table-cell office:value-type="string">
            <text:p>8:1</text:p>
          </table:table-cell>
          <table:table-cell office:value-type="float" office:value="19">
            <text:p>19</text:p>
          </table:table-cell>
          <table:table-cell office:value-type="float" office:value="21114567">
            <text:p>21114567</text:p>
          </table:table-cell>
          <table:table-cell/>
          <table:table-cell table:formula="of:=SUM([.D15]/[.C15])" office:value-type="float" office:value="0">
            <text:p>0.000</text:p>
          </table:table-cell>
          <table:table-cell table:formula="of:=SUM([.C15]*[.E14])" office:value-type="float" office:value="0">
            <text:p>0.000</text:p>
          </table:table-cell>
          <table:table-cell table:formula="of:=SUM([.G14]*4)" office:value-type="float" office:value="22413312">
            <text:p>22413312</text:p>
          </table:table-cell>
          <table:table-cell table:formula="of:=SUM([.G15]*[.$E$7]/60)" office:value-type="float" office:value="36682.9136842105">
            <text:p>36682.91</text:p>
          </table:table-cell>
          <table:table-cell table:style-name="ce12" table:formula="of:=SUM([.H15]/24)" office:value-type="float" office:value="1528.45473684211">
            <text:p>1528.45</text:p>
          </table:table-cell>
          <table:table-cell table:formula="of:=SUM([.I15]/30.5)" office:value-type="float" office:value="50.1132700603969">
            <text:p>50.11</text:p>
          </table:table-cell>
          <table:table-cell table:formula="of:=SUM([.I15]/365)" office:value-type="float" office:value="4.18754722422495">
            <text:p>4.19</text:p>
          </table:table-cell>
          <table:table-cell table:formula="of:=(70000*[.C15]/1024/1024)" office:value-type="float" office:value="1409549.41749573">
            <text:p>1409549.42</text:p>
          </table:table-cell>
          <table:table-cell table:formula="of:=SUM([.L15]/1024)" office:value-type="float" office:value="1376.51310302317">
            <text:p>1376.51</text:p>
          </table:table-cell>
          <table:table-cell table:formula="of:=SUM([.N14]*3)" office:value-type="float" office:value="12269.07">
            <text:p>12269.07</text:p>
          </table:table-cell>
          <table:table-cell table:formula="of:=SUM([.N15]/60/24)" office:value-type="float" office:value="8.5201875">
            <text:p>8.52</text:p>
          </table:table-cell>
          <table:table-cell/>
          <table:table-cell table:formula="of:=SUM([.P15]/[.C15])" office:value-type="float" office:value="0">
            <text:p>0.00</text:p>
          </table:table-cell>
          <table:table-cell/>
          <table:table-cell table:formula="of:=SUM([.R15]/[.N15])" office:value-type="float" office:value="0">
            <text:p>0.00</text:p>
          </table:table-cell>
          <table:table-cell table:number-columns-repeated="1004"/>
        </table:table-row>
        <table:table-row table:style-name="ro2">
          <table:table-cell table:number-columns-repeated="6"/>
          <table:table-cell office:value-type="string">
            <text:p>total hrs:</text:p>
          </table:table-cell>
          <table:table-cell table:formula="of:=SUM([.H5:.H15])" office:value-type="float" office:value="48910.9327631579">
            <text:p>48910.93</text:p>
          </table:table-cell>
          <table:table-cell table:number-columns-repeated="2"/>
          <table:table-cell table:formula="of:=SUM([.K5:.K15])" office:value-type="float" office:value="5.58343981314588">
            <text:p>5.58</text:p>
          </table:table-cell>
          <table:table-cell/>
          <table:table-cell table:formula="of:=SUM([.M5:.M15])" office:value-type="float" office:value="1835.7908539474">
            <text:p>1835.79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total days:</text:p>
          </table:table-cell>
          <table:table-cell table:formula="of:=SUM([.H16]/24)" office:value-type="float" office:value="2037.95553179825">
            <text:p>2037.96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total years:</text:p>
          </table:table-cell>
          <table:table-cell table:formula="of:=SUM([.H17]/365)" office:value-type="float" office:value="5.58343981314588">
            <text:p>5.58</text:p>
          </table:table-cell>
          <table:table-cell table:number-columns-repeated="1015"/>
        </table:table-row>
        <table:table-row table:style-name="ro2">
          <table:table-cell office:value-type="string">
            <text:p>GFL Id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IXME: Process some GFL Ids as one to reduce this count</text:p>
          </table:table-cell>
          <table:table-cell table:number-columns-repeated="1018"/>
        </table:table-row>
        <table:table-row table:style-name="ro2">
          <table:table-cell office:value-type="string">
            <text:p>Z-Level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XME: Reduce Z-levels to 3, 4 or 5...</text:p>
          </table:table-cell>
          <table:table-cell table:number-columns-repeated="1018"/>
        </table:table-row>
        <table:table-row table:style-name="ro2">
          <table:table-cell office:value-type="string">
            <text:p>Embellishment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Includes: GFL ID, bike facil, cycle route, restricted, but not label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QL queries per tile</text:p>
          </table:table-cell>
          <table:table-cell table:number-columns-repeated="2"/>
          <table:table-cell table:style-name="ce6" table:formula="of:=SUM([.D19]*[.D20]*[.D21])" office:value-type="float" office:value="520">
            <text:p>520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4"/>
          <table:table-cell office:value-type="string">
            <text:p>FIXME: Going Statewide is going to make this problems nuts.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What's the bbox of the state?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4"/>
          <table:table-cell office:value-type="string">
            <text:p>minx</text:p>
          </table:table-cell>
          <table:table-cell office:value-type="string">
            <text:p>miny</text:p>
          </table:table-cell>
          <table:table-cell office:value-type="string">
            <text:p>maxx</text:p>
          </table:table-cell>
          <table:table-cell office:value-type="string">
            <text:p>maxy</text:p>
          </table:table-cell>
          <table:table-cell table:number-columns-repeated="3"/>
          <table:table-cell office:value-type="string">
            <text:p>area (m^2)</text:p>
          </table:table-cell>
          <table:table-cell office:value-type="string">
            <text:p>magnitude</text:p>
          </table:table-cell>
          <table:table-cell office:value-type="string">
            <text:p>area (km^2)</text:p>
          </table:table-cell>
          <table:table-cell office:value-type="string">
            <text:p>actual area</text:p>
          </table:table-cell>
          <table:table-cell table:number-columns-repeated="1008"/>
        </table:table-row>
        <table:table-row table:style-name="ro4">
          <table:table-cell table:number-columns-repeated="3"/>
          <table:table-cell office:value-type="string">
            <text:p>Mpls-StP</text:p>
          </table:table-cell>
          <table:table-cell table:style-name="ce9" office:value-type="float" office:value="400458">
            <text:p>400458</text:p>
          </table:table-cell>
          <table:table-cell table:style-name="ce9" office:value-type="float" office:value="4908666">
            <text:p>4908666</text:p>
          </table:table-cell>
          <table:table-cell table:style-name="ce9" office:value-type="float" office:value="544525">
            <text:p>544525</text:p>
          </table:table-cell>
          <table:table-cell table:style-name="ce9" office:value-type="float" office:value="5058686">
            <text:p>5058686</text:p>
          </table:table-cell>
          <table:table-cell/>
          <table:table-cell table:style-name="Default"/>
          <table:table-cell/>
          <table:table-cell table:formula="of:=SUM(([.G28]-[.E28])*([.H28]-[.F28]))" office:value-type="float" office:value="21612931340">
            <text:p>21612931340.00</text:p>
          </table:table-cell>
          <table:table-cell/>
          <table:table-cell table:formula="of:=SUM([.L28]/1000000)" office:value-type="float" office:value="21612.93134">
            <text:p>21612.93134</text:p>
          </table:table-cell>
          <table:table-cell office:value-type="float" office:value="16483.07">
            <text:p>16483.07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string">
            <text:p>MN</text:p>
          </table:table-cell>
          <table:table-cell table:style-name="ce9" office:value-type="float" office:value="184467">
            <text:p>184467</text:p>
          </table:table-cell>
          <table:table-cell table:style-name="ce9" office:value-type="float" office:value="4810411">
            <text:p>4810411</text:p>
          </table:table-cell>
          <table:table-cell table:style-name="ce9" office:value-type="float" office:value="764546">
            <text:p>764546</text:p>
          </table:table-cell>
          <table:table-cell table:style-name="ce9" office:value-type="float" office:value="5477254">
            <text:p>5477254</text:p>
          </table:table-cell>
          <table:table-cell/>
          <table:table-cell table:style-name="Default"/>
          <table:table-cell/>
          <table:table-cell table:formula="of:=SUM(([.G29]-[.E29])*([.H29]-[.F29]))" office:value-type="float" office:value="386821620597">
            <text:p>386821620597.00</text:p>
          </table:table-cell>
          <table:table-cell table:formula="of:=SUM([.L29]/[.L28])" office:value-type="float" office:value="17.8976934924645">
            <text:p>17.90</text:p>
          </table:table-cell>
          <table:table-cell table:formula="of:=SUM([.L29]/1000000)" office:value-type="float" office:value="386821.620597">
            <text:p>386821.620597</text:p>
          </table:table-cell>
          <table:table-cell office:value-type="float" office:value="225181">
            <text:p>225181.00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 office:value-type="string">
            <text:p>MN Zoom 19 script time (years)</text:p>
          </table:table-cell>
          <table:table-cell table:style-name="Default"/>
          <table:table-cell/>
          <table:table-cell table:formula="of:=SUM([.K15]*[.M29])" office:value-type="float" office:value="74.9474367043986">
            <text:p>74.95</text:p>
          </table:table-cell>
          <table:table-cell table:number-columns-repeated="1010"/>
        </table:table-row>
        <table:table-row table:style-name="ro2" table:number-rows-repeated="104854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1/16/2013</text:date>, <text:time>09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e Dubya</meta:initial-creator>
    <meta:creation-date>2013-01-07T17:27:07</meta:creation-date>
    <dc:date>2013-01-16T09:18:08</dc:date>
    <dc:creator>Pee Dubya</dc:creator>
    <meta:editing-duration>P7DT17H27M41S</meta:editing-duration>
    <meta:editing-cycles>61</meta:editing-cycles>
    <meta:generator>OpenOffice.org/3.3$Unix OpenOffice.org_project/330m20$Build-9567</meta:generator>
    <meta:document-statistic meta:table-count="3" meta:cell-count="277" meta:object-count="0"/>
  </office:meta>
</office:document-meta>
</file>